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220000022238275D88.png"/>
  <manifest:file-entry manifest:media-type="image/png" manifest:full-path="Pictures/100002010000003D0000003D7B97E2AD.png"/>
  <manifest:file-entry manifest:media-type="image/png" manifest:full-path="Pictures/10000201000001B0000001619F49B7C9.png"/>
  <manifest:file-entry manifest:media-type="image/svg+xml" manifest:full-path="Pictures/1000112D0000387200003872AE005ACF.svg"/>
  <manifest:file-entry manifest:media-type="image/svg+xml" manifest:full-path="Pictures/1000152F00000649000006495F52CCB8.svg"/>
  <manifest:file-entry manifest:media-type="image/png" manifest:full-path="Pictures/10000201000002AB000002AB17B55D7C.png"/>
  <manifest:file-entry manifest:media-type="image/png" manifest:full-path="Pictures/10000201000002AB000002AB41A00C8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solid" draw:fill-color="#c5000b"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fo:wrap-option="no-wrap" style:protect="position 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95cm"/>
    </style:style>
    <style:style style:name="gr5" style:family="graphic" style:parent-style-name="standard">
      <style:graphic-properties draw:stroke="none" draw:fill="solid" draw:fill-color="#aecf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3.05cm"/>
    </style:style>
    <style:style style:name="gr7" style:family="graphic" style:parent-style-name="standard">
      <style:graphic-properties draw:stroke="solid" svg:stroke-color="#000000" draw:fill="solid" draw:fill-color="#ffff99" draw:textarea-horizontal-align="justify" draw:textarea-vertical-align="middle" draw:auto-grow-height="false" fo:min-height="0cm" fo:min-width="0cm" style:protect="position size"/>
    </style:style>
    <style:style style:name="gr8" style:family="graphic" style:parent-style-name="standard">
      <style:graphic-properties draw:stroke="dash" draw:stroke-dash="Line_20_with_20_Fine_20_Dots" svg:stroke-color="#000000" draw:fill="solid" draw:fill-color="#ffff66" draw:textarea-horizontal-align="justify" draw:textarea-vertical-align="middle" draw:auto-grow-height="false" fo:min-height="0cm" fo:min-width="0cm"/>
    </style:style>
    <style:style style:name="gr9" style:family="graphic" style:parent-style-name="standard">
      <style:graphic-properties draw:stroke="dash" draw:stroke-dash="Fine_20_Dashed" svg:stroke-color="#000000" draw:fill="solid" draw:fill-color="#ffff00" draw:textarea-horizontal-align="justify" draw:textarea-vertical-align="middle" draw:auto-grow-height="false" fo:min-height="0cm" fo:min-width="0cm"/>
    </style:style>
    <style:style style:name="gr10" style:family="graphic" style:parent-style-name="standard">
      <style:graphic-properties draw:stroke="dash" draw:stroke-dash="Ultrafine_20_Dashed" svg:stroke-color="#000000" draw:fill="solid" draw:fill-color="#cc9900" draw:textarea-horizontal-align="justify" draw:textarea-vertical-align="middle" draw:auto-grow-height="false" fo:min-height="0cm" fo:min-width="0cm"/>
    </style:style>
    <style:style style:name="gr11" style:family="graphic" style:parent-style-name="standard">
      <style:graphic-properties svg:stroke-color="#000000" draw:fill="solid" draw:fill-color="#ffff99" draw:textarea-horizontal-align="justify" draw:textarea-vertical-align="middle" draw:auto-grow-height="false" fo:min-height="0cm" fo:min-width="0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paragraph-properties fo:text-align="center"/>
      <style:text-properties fo:font-size="16pt" style:font-size-asian="16pt" style:font-size-complex="16pt"/>
    </style:style>
    <style:style style:name="P4" style:family="paragraph">
      <style:paragraph-properties fo:text-align="start"/>
    </style:style>
    <style:style style:name="P5" style:family="paragraph">
      <style:paragraph-properties fo:text-align="start"/>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5pt" fo:font-style="italic" style:font-size-asian="15pt" style:font-style-asian="italic" style:font-size-complex="15pt" style:font-style-complex="italic"/>
    </style:style>
    <style:style style:name="T4" style:family="text">
      <style:text-properties fo:font-family="Arial" style:font-style-name="Regular" style:font-family-generic="swiss" fo:font-size="15pt" fo:font-style="italic" style:font-family-asian="Arial" style:font-style-name-asian="Regular" style:font-family-generic-asian="swiss" style:font-size-asian="15pt" style:font-style-asian="italic" style:font-family-complex="Arial" style:font-style-name-complex="Regular" style:font-family-generic-complex="swiss"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61cm" svg:height="2.182cm" draw:transform="skewX (0.216944426022854) rotate (0.627445866091843) translate (16.128cm 18.8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21.6cm" svg:height="20.4cm" svg:x="0.5cm" svg:y="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3.5cm" svg:height="3.5cm" svg:x="27.6cm" svg:y="2.8cm">
          <draw:image xlink:href="Pictures/10000201000002AB000002AB41A00C81.png" xlink:type="simple" xlink:show="embed" xlink:actuate="onLoad">
            <text:p/>
          </draw:image>
        </draw:frame>
        <draw:frame draw:style-name="gr3" draw:text-style-name="P1" draw:layer="layout" svg:width="3.5cm" svg:height="3.5cm" svg:x="30.8cm" svg:y="2.5cm">
          <draw:image xlink:href="Pictures/10000201000002AB000002AB17B55D7C.png" xlink:type="simple" xlink:show="embed" xlink:actuate="onLoad">
            <text:p/>
          </draw:image>
        </draw:frame>
        <draw:frame draw:style-name="gr3" draw:text-style-name="P1" draw:layer="layout" svg:width="3.6cm" svg:height="3.6cm" svg:x="34.2cm" svg:y="3.5cm">
          <draw:image xlink:href="Pictures/10000201000002220000022238275D88.png" xlink:type="simple" xlink:show="embed" xlink:actuate="onLoad"/>
          <draw:image xlink:href="Pictures/1000112D0000387200003872AE005ACF.svg" xlink:type="simple" xlink:show="embed" xlink:actuate="onLoad">
            <text:p/>
          </draw:image>
        </draw:frame>
        <draw:frame draw:style-name="gr3" draw:text-style-name="P1" draw:layer="layout" svg:width="3.5cm" svg:height="3.5cm" svg:x="30.7cm" svg:y="6.3cm">
          <draw:image xlink:href="Pictures/100002010000003D0000003D7B97E2AD.png" xlink:type="simple" xlink:show="embed" xlink:actuate="onLoad"/>
          <draw:image xlink:href="Pictures/1000152F00000649000006495F52CCB8.svg" xlink:type="simple" xlink:show="embed" xlink:actuate="onLoad">
            <text:p/>
          </draw:image>
        </draw:frame>
        <draw:frame draw:style-name="gr3" draw:text-style-name="P1" draw:layer="layout" svg:width="10.626cm" svg:height="8.683cm" svg:x="24.974cm" svg:y="19.1cm">
          <draw:image xlink:href="Pictures/10000201000001B0000001619F49B7C9.png" xlink:type="simple" xlink:show="embed" xlink:actuate="onLoad">
            <text:p/>
          </draw:image>
        </draw:frame>
        <draw:frame draw:style-name="gr4" draw:text-style-name="P2" draw:layer="layout" svg:width="2.6cm" svg:height="1.2cm" svg:x="28.2cm" svg:y="17.7cm">
          <draw:text-box>
            <text:p><text:span text:style-name="T1">JSON</text:span></text:p>
          </draw:text-box>
        </draw:frame>
        <draw:custom-shape draw:style-name="gr5" draw:text-style-name="P1" draw:layer="layout" svg:width="9.295cm" svg:height="2.4cm" draw:transform="skewX (8.34529802391107E-017) rotate (0.523249709747801) translate (19.328cm 10.6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layer="layout" svg:width="6.7cm" svg:height="3.3cm" svg:x="33.4cm" svg:y="22cm">
          <draw:text-box>
            <text:p>+ méta-données</text:p>
          </draw:text-box>
        </draw:frame>
        <draw:custom-shape draw:style-name="gr7" draw:text-style-name="P1" draw:layer="layout" svg:width="13cm" svg:height="11.3cm" svg:x="4.1cm" svg:y="8.3cm">
          <text:p text:style-name="P1">Flas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4.8cm" svg:height="11.3cm" svg:x="12.3cm" svg:y="8.3cm">
          <text:p text:style-name="P1"><text:span text:style-name="T2">Packet Filter </text:span>:</text:p>
          <text:p text:style-name="P1"><text:span text:style-name="T3">- IPv4</text:span></text:p>
          <text:p text:style-name="P1"><text:span text:style-name="T3">- </text:span><text:span text:style-name="T4">Δrequê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6.3cm" svg:height="1.4cm" svg:x="10.8cm" svg:y="8.526cm">
          <text:p text:style-name="P1">SSH :: libre + IA + 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7.8cm" svg:height="1.4cm" svg:x="9.3cm" svg:y="11.2cm">
          <text:p text:style-name="P1"><text:span text:style-name="T2">HTTPS :: libre + IA + 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4.4cm" svg:height="7.4cm" svg:x="4.9cm" svg:y="11.1cm">
          <text:p text:style-name="P4"><text:span text:style-name="T2">- stockage</text:span></text:p>
          <text:p text:style-name="P4"><text:span text:style-name="T2">- conversion</text:span></text:p>
          <text:p text:style-name="P4"><text:span text:style-name="T2">- log.err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4.4cm" svg:height="1.7cm" svg:x="4.9cm" svg:y="11.1cm">
          <text:p text:style-name="P1"><text:span text:style-name="T2">API REST</text:span></text:p>
          <text:p text:style-name="P1"><text:span text:style-name="T2">(pyth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3.8cm" svg:height="1.9cm" svg:x="7cm" svg:y="8.3cm">
          <text:p text:style-name="P1"><text:span text:style-name="T2">VM FB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an </meta:initial-creator>
    <meta:creation-date>2019-11-14T11:22:07</meta:creation-date>
    <dc:date>2019-11-14T17:35:12.32</dc:date>
    <meta:editing-duration>PT6M23S</meta:editing-duration>
    <meta:editing-cycles>2</meta:editing-cycles>
    <meta:generator>OpenOffice/4.1.3$Win32 OpenOffice.org_project/413m1$Build-9783</meta:generator>
    <meta:document-statistic meta:object-count="17"/>
  </office:meta>
</office:document-meta>
</file>